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7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3.6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4.8cm" svg:y="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2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6.8cm" svg:y="2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cm" svg:y="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cm" svg:y="4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5cm" svg:y="4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.3cm" svg:y="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5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7cm" svg:y="2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5cm" svg:y="2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3cm" svg:y="2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3cm" svg:y="1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3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4.8cm" svg:y="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2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7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6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4.8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7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6cm" svg:y="6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8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4cm" svg:y="7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6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2cm" svg:y="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4cm" svg:y="7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4cm" svg:y="6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2cm" svg:y="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4cm" svg:y="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9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2cm" svg:y="1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4cm" svg:y="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4cm" svg:y="9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.2cm" svg:y="1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9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4.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1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6cm" svg:y="9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4cm" svg:y="1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cm" svg:y="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2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2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2cm" svg:y="10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5.8cm" svg:y="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cm" svg:y="10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3cm" svg:y="1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5.5cm" svg:y="1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.5cm" svg:y="1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5.5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5.5cm" svg:y="1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6.7cm" svg:y="1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7cm" svg:y="1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7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4cm" svg:y="18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5.6cm" svg:y="1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.6cm" svg:y="18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.6cm" svg:y="20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4cm" svg:y="20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5.6cm" svg:y="18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5.6cm" svg:y="2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5.6cm" svg:y="21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2.3cm" svg:y="7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1cm" svg:y="6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3cm" svg:y="6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5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1cm" svg:y="7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9cm" svg:y="6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1cm" svg:y="6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3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.7cm" svg:y="10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5cm" svg:y="9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7cm" svg:y="9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9cm" svg:y="9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9cm" svg:y="10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7cm" svg:y="9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9cm" svg:y="9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4.1cm" svg:y="9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3cm" svg:y="14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1cm" svg:y="13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3cm" svg:y="13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.5cm" svg:y="13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3cm" svg:y="1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1cm" svg:y="14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3cm" svg:y="14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5cm" svg:y="14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7.9cm" svg:y="7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7cm" svg:y="7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7cm" svg:y="6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7cm" svg:y="8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7cm" svg:y="7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5cm" svg:y="7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5.5cm" svg:y="6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5cm" svg:y="8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4cm" svg:y="11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2cm" svg:y="11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2cm" svg:y="10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2cm" svg:y="13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8.6cm" svg:y="11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4cm" svg:y="11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4cm" svg:y="10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4cm" svg:y="13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7.4cm" svg:y="16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2cm" svg:y="15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7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4cm" svg:y="17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2cm" svg:y="17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2cm" svg:y="16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2cm" svg:y="19.2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02T15:57:32.643000000</dc:date>
    <meta:editing-duration>PT3H49M34S</meta:editing-duration>
    <meta:editing-cycles>10</meta:editing-cycles>
    <meta:generator>LibreOffice/6.2.5.2$Windows_X86_64 LibreOffice_project/1ec314fa52f458adc18c4f025c545a4e8b22c159</meta:generator>
    <meta:document-statistic meta:object-count="124"/>
  </office:meta>
</office:document-meta>
</file>